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size="12pt"/>
    </style:style>
    <style:style style:name="P2" style:family="paragraph" style:parent-style-name="Text_20_body">
      <style:paragraph-properties fo:text-align="justify" style:justify-single-word="false" fo:break-before="page"/>
      <style:text-properties style:font-name="Liberation Sans" fo:font-size="12pt" officeooo:rsid="010c5d21" officeooo:paragraph-rsid="001c9189"/>
    </style:style>
    <style:style style:name="T1" style:family="text">
      <style:text-properties officeooo:rsid="0031fe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dame, Monsieur,</text:p>
      <text:p text:style-name="P1">Étant passionné par tous les domaines de l’informatique et plus précisément la programmation bas niveau, je souhaiterais <text:span text:style-name="T1">intégrer</text:span> EPITA pour développer mes compétences et pour en acquérir de nouvelles, notamment dans le domaine de L’IA et dans les architectures et protocoles réseau qui m’intéressent tout particulièrement.</text:p>
      <text:p text:style-name="P1">Je m’intéresse à la programmation depuis plusieurs années, j’ai appris le Python au collège et le C++ à mon arrivée au lycée. Grâce à cette expérience, je suis déjà familier avec les concepts de programmation comme les classes, les listes chaînées, les pointeurs et les tableaux dynamiques… De plus, je suis aussi familier avec des librairies graphiques comme SDL et OpenGL ainsi que les procédés de compilations et l’architecture des ordinateurs.</text:p>
      <text:p text:style-name="P1">Le cycle d’ingénieur EPITA m’intéresse tout particulièrement, car c’est une formation professionnalisante qui propose plusieurs stages au cours du cycle, ce qui me permettrait d'acquérir une véritable expérience dans le monde du travail à côté des cours sur le campus. Je suis aussi très intéressé par la pédagogie de l’école qui est très orientée sur les projets et le travail d’équipe. Je pense en effet que c’est le meilleur moyen d’apprendre, surtout dans un domaine comme l’informatique.</text:p>
      <text:p text:style-name="P1">De plus, je suis déjà venu aux journées portes ouvertes où j’ai pu parler avec des étudiants et des professeurs et je me suis aussi inscrit à la journée de préparation au concours Adv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4T13:45:39.402551739</meta:creation-date>
    <dc:date>2025-03-26T21:18:02.273000000</dc:date>
    <meta:editing-duration>PT49M17S</meta:editing-duration>
    <meta:editing-cycles>15</meta:editing-cycles>
    <meta:generator>LibreOffice/7.2.4.1$Windows_X86_64 LibreOffice_project/27d75539669ac387bb498e35313b970b7fe9c4f9</meta:generator>
    <meta:document-statistic meta:table-count="0" meta:image-count="0" meta:object-count="0" meta:page-count="1" meta:paragraph-count="5" meta:word-count="230" meta:character-count="1467" meta:non-whitespace-character-count="1242"/>
  </office:meta>
</office:document-meta>
</file>